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C000001E3400F9171471687AF.png" manifest:media-type="image/png"/>
  <manifest:file-entry manifest:full-path="Pictures/10000000000007800000043889F0C9D8326D70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5.7764in" draw:z-index="0"><draw:image xlink:href="Pictures/10000000000007800000043889F0C9D8326D7086.png" xlink:type="simple" xlink:show="embed" xlink:actuate="onLoad" loext:mime-type="image/png"/></draw:frame><draw:frame draw:style-name="fr2" draw:name="Image2" text:anchor-type="paragraph" svg:x="-0.0311in" svg:y="6.198in" svg:width="6.6929in" svg:height="3.3811in" draw:z-index="1"><draw:image xlink:href="Pictures/10000000000003BC000001E3400F9171471687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2:54:07.025005211</meta:creation-date>
    <dc:date>2020-05-27T02:58:01.141118443</dc:date>
    <meta:editing-duration>PT3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